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90.1" calcext:value-type="float">
            <text:p>26990.1</text:p>
          </table:table-cell>
          <table:table-cell office:value-type="float" office:value="23854.4" calcext:value-type="float">
            <text:p>23854.4</text:p>
          </table:table-cell>
          <table:table-cell/>
          <table:table-cell table:formula="of:=STDEV([.B1:.B457])" office:value-type="float" office:value="1.48296186062607" calcext:value-type="float">
            <text:p>1.4829618606</text:p>
          </table:table-cell>
          <table:table-cell table:number-columns-repeated="2"/>
          <table:table-cell table:formula="of:=STDEV([.E1:.E457])" office:value-type="float" office:value="0.944014656829955" calcext:value-type="float">
            <text:p>0.9440146568</text:p>
          </table:table-cell>
          <table:table-cell table:formula="of:=STDEV([.F1:.F457])" office:value-type="float" office:value="9.66533617953733" calcext:value-type="float">
            <text:p>9.6653361795</text:p>
          </table:table-cell>
          <table:table-cell table:formula="of:=STDEV([.G1:.G457])" office:value-type="float" office:value="1.82185778888196" calcext:value-type="float">
            <text:p>1.821857788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87.1" calcext:value-type="float">
            <text:p>26987.1</text:p>
          </table:table-cell>
          <table:table-cell office:value-type="float" office:value="23849.9" calcext:value-type="float">
            <text:p>23849.9</text:p>
          </table:table-cell>
          <table:table-cell/>
          <table:table-cell table:formula="of:=AVERAGE([.B1:.B457])" office:value-type="float" office:value="64010.4326039388" calcext:value-type="float">
            <text:p>64010.4326039388</text:p>
          </table:table-cell>
          <table:table-cell table:number-columns-repeated="2"/>
          <table:table-cell table:formula="of:=AVERAGE([.E1:.E457])" office:value-type="float" office:value="23973.6343544858" calcext:value-type="float">
            <text:p>23973.6343544858</text:p>
          </table:table-cell>
          <table:table-cell table:formula="of:=AVERAGE([.F1:.F457])" office:value-type="float" office:value="26969.1531728665" calcext:value-type="float">
            <text:p>26969.1531728665</text:p>
          </table:table-cell>
          <table:table-cell table:formula="of:=AVERAGE([.G1:.G457])" office:value-type="float" office:value="23852.5474835886" calcext:value-type="float">
            <text:p>23852.54748358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88.8" calcext:value-type="float">
            <text:p>26988.8</text:p>
          </table:table-cell>
          <table:table-cell office:value-type="float" office:value="23853.5" calcext:value-type="float">
            <text:p>23853.5</text:p>
          </table:table-cell>
          <table:table-cell/>
          <table:table-cell table:formula="of:=100*[.I1]/[.I2]" office:value-type="float" office:value="0.00231675025507455" calcext:value-type="float">
            <text:p>0.0023167503</text:p>
          </table:table-cell>
          <table:table-cell table:number-columns-repeated="2"/>
          <table:table-cell table:formula="of:=100*[.L1]/[.L2]" office:value-type="float" office:value="0.0039377202591451" calcext:value-type="float">
            <text:p>0.0039377203</text:p>
          </table:table-cell>
          <table:table-cell table:formula="of:=100*[.M1]/[.M2]" office:value-type="float" office:value="0.0358384859827989" calcext:value-type="float">
            <text:p>0.035838486</text:p>
          </table:table-cell>
          <table:table-cell table:formula="of:=100*[.N1]/[.N2]" office:value-type="float" office:value="0.00763800088915225" calcext:value-type="float">
            <text:p>0.00763800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89.9" calcext:value-type="float">
            <text:p>26989.9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" calcext:value-type="float">
            <text:p>23974</text:p>
          </table:table-cell>
          <table:table-cell office:value-type="float" office:value="26989" calcext:value-type="float">
            <text:p>26989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3" calcext:value-type="float">
            <text:p>5.3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87.5" calcext:value-type="float">
            <text:p>26987.5</text:p>
          </table:table-cell>
          <table:table-cell office:value-type="float" office:value="23852.9" calcext:value-type="float">
            <text:p>2385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87.8" calcext:value-type="float">
            <text:p>26987.8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8.8" calcext:value-type="float">
            <text:p>26988.8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89.5" calcext:value-type="float">
            <text:p>26989.5</text:p>
          </table:table-cell>
          <table:table-cell office:value-type="float" office:value="23854.7" calcext:value-type="float">
            <text:p>2385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87.4" calcext:value-type="float">
            <text:p>26987.4</text:p>
          </table:table-cell>
          <table:table-cell office:value-type="float" office:value="23849.7" calcext:value-type="float">
            <text:p>23849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2" calcext:value-type="float">
            <text:p>64012.2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90" calcext:value-type="float">
            <text:p>26990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88.9" calcext:value-type="float">
            <text:p>26988.9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1" calcext:value-type="float">
            <text:p>64013.1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88.8" calcext:value-type="float">
            <text:p>26988.8</text:p>
          </table:table-cell>
          <table:table-cell office:value-type="float" office:value="23854.6" calcext:value-type="float">
            <text:p>2385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7.4" calcext:value-type="float">
            <text:p>26987.4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87.3" calcext:value-type="float">
            <text:p>26987.3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7.4" calcext:value-type="float">
            <text:p>26987.4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85.8" calcext:value-type="float">
            <text:p>26985.8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" calcext:value-type="float">
            <text:p>23974</text:p>
          </table:table-cell>
          <table:table-cell office:value-type="float" office:value="26986.3" calcext:value-type="float">
            <text:p>26986.3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89.6" calcext:value-type="float">
            <text:p>26989.6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86.2" calcext:value-type="float">
            <text:p>26986.2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4.4" calcext:value-type="float">
            <text:p>64014.4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5" calcext:value-type="float">
            <text:p>23975.5</text:p>
          </table:table-cell>
          <table:table-cell office:value-type="float" office:value="26988.4" calcext:value-type="float">
            <text:p>26988.4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8" calcext:value-type="float">
            <text:p>64012.8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86.9" calcext:value-type="float">
            <text:p>26986.9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5" calcext:value-type="float">
            <text:p>23975.5</text:p>
          </table:table-cell>
          <table:table-cell office:value-type="float" office:value="26987" calcext:value-type="float">
            <text:p>26987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9" calcext:value-type="float">
            <text:p>64012.9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87" calcext:value-type="float">
            <text:p>26987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85.1" calcext:value-type="float">
            <text:p>26985.1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7.5" calcext:value-type="float">
            <text:p>26987.5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3" calcext:value-type="float">
            <text:p>64013.3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5.7" calcext:value-type="float">
            <text:p>23975.7</text:p>
          </table:table-cell>
          <table:table-cell office:value-type="float" office:value="26992.9" calcext:value-type="float">
            <text:p>26992.9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91.6" calcext:value-type="float">
            <text:p>26991.6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" calcext:value-type="float">
            <text:p>23975</text:p>
          </table:table-cell>
          <table:table-cell office:value-type="float" office:value="26993.9" calcext:value-type="float">
            <text:p>26993.9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92.9" calcext:value-type="float">
            <text:p>26992.9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5.1" calcext:value-type="float">
            <text:p>23975.1</text:p>
          </table:table-cell>
          <table:table-cell office:value-type="float" office:value="26992.5" calcext:value-type="float">
            <text:p>26992.5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91.7" calcext:value-type="float">
            <text:p>26991.7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91.1" calcext:value-type="float">
            <text:p>26991.1</text:p>
          </table:table-cell>
          <table:table-cell office:value-type="float" office:value="23851.7" calcext:value-type="float">
            <text:p>2385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89.8" calcext:value-type="float">
            <text:p>26989.8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" calcext:value-type="float">
            <text:p>23975</text:p>
          </table:table-cell>
          <table:table-cell office:value-type="float" office:value="26991.3" calcext:value-type="float">
            <text:p>26991.3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9" calcext:value-type="float">
            <text:p>64009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91.2" calcext:value-type="float">
            <text:p>26991.2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2" calcext:value-type="float">
            <text:p>64013.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5.1" calcext:value-type="float">
            <text:p>23975.1</text:p>
          </table:table-cell>
          <table:table-cell office:value-type="float" office:value="26993.8" calcext:value-type="float">
            <text:p>26993.8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4" calcext:value-type="float">
            <text:p>23975.4</text:p>
          </table:table-cell>
          <table:table-cell office:value-type="float" office:value="26991" calcext:value-type="float">
            <text:p>26991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" calcext:value-type="float">
            <text:p>23975</text:p>
          </table:table-cell>
          <table:table-cell office:value-type="float" office:value="26989.3" calcext:value-type="float">
            <text:p>26989.3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88.6" calcext:value-type="float">
            <text:p>26988.6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88.4" calcext:value-type="float">
            <text:p>26988.4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89.3" calcext:value-type="float">
            <text:p>26989.3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2" calcext:value-type="float">
            <text:p>64012.2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" calcext:value-type="float">
            <text:p>23975</text:p>
          </table:table-cell>
          <table:table-cell office:value-type="float" office:value="26988.1" calcext:value-type="float">
            <text:p>26988.1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5.5" calcext:value-type="float">
            <text:p>26985.5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86.5" calcext:value-type="float">
            <text:p>26986.5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85.9" calcext:value-type="float">
            <text:p>26985.9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5.6" calcext:value-type="float">
            <text:p>23975.6</text:p>
          </table:table-cell>
          <table:table-cell office:value-type="float" office:value="26986" calcext:value-type="float">
            <text:p>26986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85.9" calcext:value-type="float">
            <text:p>26985.9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2" calcext:value-type="float">
            <text:p>64011.2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83.2" calcext:value-type="float">
            <text:p>26983.2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82.6" calcext:value-type="float">
            <text:p>26982.6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6" calcext:value-type="float">
            <text:p>23975.6</text:p>
          </table:table-cell>
          <table:table-cell office:value-type="float" office:value="26984.5" calcext:value-type="float">
            <text:p>26984.5</text:p>
          </table:table-cell>
          <table:table-cell office:value-type="float" office:value="23855.8" calcext:value-type="float">
            <text:p>2385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84.1" calcext:value-type="float">
            <text:p>26984.1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2" calcext:value-type="float">
            <text:p>64011.2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" calcext:value-type="float">
            <text:p>23975</text:p>
          </table:table-cell>
          <table:table-cell office:value-type="float" office:value="26985.6" calcext:value-type="float">
            <text:p>26985.6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5" calcext:value-type="float">
            <text:p>23975</text:p>
          </table:table-cell>
          <table:table-cell office:value-type="float" office:value="26985" calcext:value-type="float">
            <text:p>26985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5" calcext:value-type="float">
            <text:p>64013.5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82" calcext:value-type="float">
            <text:p>26982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1.2" calcext:value-type="float">
            <text:p>26981.2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2" calcext:value-type="float">
            <text:p>64011.2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9.2" calcext:value-type="float">
            <text:p>26979.2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5" calcext:value-type="float">
            <text:p>23975</text:p>
          </table:table-cell>
          <table:table-cell office:value-type="float" office:value="26981.3" calcext:value-type="float">
            <text:p>26981.3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80.2" calcext:value-type="float">
            <text:p>26980.2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0.1" calcext:value-type="float">
            <text:p>26980.1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5.4" calcext:value-type="float">
            <text:p>23975.4</text:p>
          </table:table-cell>
          <table:table-cell office:value-type="float" office:value="26983.3" calcext:value-type="float">
            <text:p>26983.3</text:p>
          </table:table-cell>
          <table:table-cell office:value-type="float" office:value="23855.2" calcext:value-type="float">
            <text:p>2385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2.2" calcext:value-type="float">
            <text:p>26982.2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6" calcext:value-type="float">
            <text:p>64013.6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5" calcext:value-type="float">
            <text:p>23975.5</text:p>
          </table:table-cell>
          <table:table-cell office:value-type="float" office:value="26984.7" calcext:value-type="float">
            <text:p>26984.7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81.5" calcext:value-type="float">
            <text:p>26981.5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2" calcext:value-type="float">
            <text:p>64012.2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78.4" calcext:value-type="float">
            <text:p>26978.4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78.8" calcext:value-type="float">
            <text:p>26978.8</text:p>
          </table:table-cell>
          <table:table-cell office:value-type="float" office:value="23854.7" calcext:value-type="float">
            <text:p>2385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6.5" calcext:value-type="float">
            <text:p>26976.5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78.2" calcext:value-type="float">
            <text:p>26978.2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80.2" calcext:value-type="float">
            <text:p>26980.2</text:p>
          </table:table-cell>
          <table:table-cell office:value-type="float" office:value="23855.7" calcext:value-type="float">
            <text:p>23855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79.5" calcext:value-type="float">
            <text:p>26979.5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9" calcext:value-type="float">
            <text:p>64012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1" calcext:value-type="float">
            <text:p>23975.1</text:p>
          </table:table-cell>
          <table:table-cell office:value-type="float" office:value="26982.5" calcext:value-type="float">
            <text:p>26982.5</text:p>
          </table:table-cell>
          <table:table-cell office:value-type="float" office:value="23855.3" calcext:value-type="float">
            <text:p>23855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8.9" calcext:value-type="float">
            <text:p>26978.9</text:p>
          </table:table-cell>
          <table:table-cell office:value-type="float" office:value="23853.7" calcext:value-type="float">
            <text:p>2385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.2" calcext:value-type="float">
            <text:p>23975.2</text:p>
          </table:table-cell>
          <table:table-cell office:value-type="float" office:value="26978.3" calcext:value-type="float">
            <text:p>26978.3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" calcext:value-type="float">
            <text:p>23975</text:p>
          </table:table-cell>
          <table:table-cell office:value-type="float" office:value="26976.6" calcext:value-type="float">
            <text:p>26976.6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4.9" calcext:value-type="float">
            <text:p>26974.9</text:p>
          </table:table-cell>
          <table:table-cell office:value-type="float" office:value="23852" calcext:value-type="float">
            <text:p>23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76.9" calcext:value-type="float">
            <text:p>26976.9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4" calcext:value-type="float">
            <text:p>64012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7.9" calcext:value-type="float">
            <text:p>26977.9</text:p>
          </table:table-cell>
          <table:table-cell office:value-type="float" office:value="23855.7" calcext:value-type="float">
            <text:p>23855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75.9" calcext:value-type="float">
            <text:p>26975.9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3975.6" calcext:value-type="float">
            <text:p>23975.6</text:p>
          </table:table-cell>
          <table:table-cell office:value-type="float" office:value="26980.1" calcext:value-type="float">
            <text:p>26980.1</text:p>
          </table:table-cell>
          <table:table-cell office:value-type="float" office:value="23855.4" calcext:value-type="float">
            <text:p>2385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77" calcext:value-type="float">
            <text:p>26977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76.2" calcext:value-type="float">
            <text:p>26976.2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" calcext:value-type="float">
            <text:p>23975</text:p>
          </table:table-cell>
          <table:table-cell office:value-type="float" office:value="26975.3" calcext:value-type="float">
            <text:p>26975.3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75.2" calcext:value-type="float">
            <text:p>26975.2</text:p>
          </table:table-cell>
          <table:table-cell office:value-type="float" office:value="23852.3" calcext:value-type="float">
            <text:p>2385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4" calcext:value-type="float">
            <text:p>23975.4</text:p>
          </table:table-cell>
          <table:table-cell office:value-type="float" office:value="26976.4" calcext:value-type="float">
            <text:p>26976.4</text:p>
          </table:table-cell>
          <table:table-cell office:value-type="float" office:value="23854.8" calcext:value-type="float">
            <text:p>2385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9" calcext:value-type="float">
            <text:p>64012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5" calcext:value-type="float">
            <text:p>23975</text:p>
          </table:table-cell>
          <table:table-cell office:value-type="float" office:value="26977.9" calcext:value-type="float">
            <text:p>26977.9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74.2" calcext:value-type="float">
            <text:p>26974.2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76.8" calcext:value-type="float">
            <text:p>26976.8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7.7" calcext:value-type="float">
            <text:p>26977.7</text:p>
          </table:table-cell>
          <table:table-cell office:value-type="float" office:value="23852.3" calcext:value-type="float">
            <text:p>2385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5" calcext:value-type="float">
            <text:p>64013.5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7.2" calcext:value-type="float">
            <text:p>26977.2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5.4" calcext:value-type="float">
            <text:p>23975.4</text:p>
          </table:table-cell>
          <table:table-cell office:value-type="float" office:value="26975.2" calcext:value-type="float">
            <text:p>26975.2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75.1" calcext:value-type="float">
            <text:p>26975.1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4" calcext:value-type="float">
            <text:p>64012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5.2" calcext:value-type="float">
            <text:p>26975.2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74.3" calcext:value-type="float">
            <text:p>26974.3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72" calcext:value-type="float">
            <text:p>26972</text:p>
          </table:table-cell>
          <table:table-cell office:value-type="float" office:value="23849.8" calcext:value-type="float">
            <text:p>23849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5.3" calcext:value-type="float">
            <text:p>26975.3</text:p>
          </table:table-cell>
          <table:table-cell office:value-type="float" office:value="23854.6" calcext:value-type="float">
            <text:p>2385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75.8" calcext:value-type="float">
            <text:p>26975.8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5" calcext:value-type="float">
            <text:p>23975</text:p>
          </table:table-cell>
          <table:table-cell office:value-type="float" office:value="26975.5" calcext:value-type="float">
            <text:p>26975.5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" calcext:value-type="float">
            <text:p>23974</text:p>
          </table:table-cell>
          <table:table-cell office:value-type="float" office:value="26973" calcext:value-type="float">
            <text:p>26973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73.5" calcext:value-type="float">
            <text:p>26973.5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3.7" calcext:value-type="float">
            <text:p>26973.7</text:p>
          </table:table-cell>
          <table:table-cell office:value-type="float" office:value="23854.6" calcext:value-type="float">
            <text:p>23854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72.2" calcext:value-type="float">
            <text:p>26972.2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" calcext:value-type="float">
            <text:p>23974</text:p>
          </table:table-cell>
          <table:table-cell office:value-type="float" office:value="26971.1" calcext:value-type="float">
            <text:p>26971.1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4.9" calcext:value-type="float">
            <text:p>26974.9</text:p>
          </table:table-cell>
          <table:table-cell office:value-type="float" office:value="23855.3" calcext:value-type="float">
            <text:p>23855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72.7" calcext:value-type="float">
            <text:p>26972.7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3.5" calcext:value-type="float">
            <text:p>26973.5</text:p>
          </table:table-cell>
          <table:table-cell office:value-type="float" office:value="23855.7" calcext:value-type="float">
            <text:p>23855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2" calcext:value-type="float">
            <text:p>64011.2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72.2" calcext:value-type="float">
            <text:p>26972.2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9.9" calcext:value-type="float">
            <text:p>26969.9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70.5" calcext:value-type="float">
            <text:p>26970.5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0.4" calcext:value-type="float">
            <text:p>26970.4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9.8" calcext:value-type="float">
            <text:p>26969.8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72.2" calcext:value-type="float">
            <text:p>26972.2</text:p>
          </table:table-cell>
          <table:table-cell office:value-type="float" office:value="23855.2" calcext:value-type="float">
            <text:p>2385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70.6" calcext:value-type="float">
            <text:p>26970.6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72.4" calcext:value-type="float">
            <text:p>26972.4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69.5" calcext:value-type="float">
            <text:p>26969.5</text:p>
          </table:table-cell>
          <table:table-cell office:value-type="float" office:value="23852.9" calcext:value-type="float">
            <text:p>2385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9.8" calcext:value-type="float">
            <text:p>26969.8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69.9" calcext:value-type="float">
            <text:p>26969.9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0.4" calcext:value-type="float">
            <text:p>26970.4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1.9" calcext:value-type="float">
            <text:p>26971.9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1.9" calcext:value-type="float">
            <text:p>26971.9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70.1" calcext:value-type="float">
            <text:p>26970.1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71.8" calcext:value-type="float">
            <text:p>26971.8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0.6" calcext:value-type="float">
            <text:p>26970.6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1" calcext:value-type="float">
            <text:p>64013.1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2.3" calcext:value-type="float">
            <text:p>26972.3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23975" calcext:value-type="float">
            <text:p>23975</text:p>
          </table:table-cell>
          <table:table-cell office:value-type="float" office:value="26971.1" calcext:value-type="float">
            <text:p>26971.1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9.5" calcext:value-type="float">
            <text:p>26969.5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70.9" calcext:value-type="float">
            <text:p>26970.9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71.1" calcext:value-type="float">
            <text:p>26971.1</text:p>
          </table:table-cell>
          <table:table-cell office:value-type="float" office:value="23854.8" calcext:value-type="float">
            <text:p>2385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70.1" calcext:value-type="float">
            <text:p>26970.1</text:p>
          </table:table-cell>
          <table:table-cell office:value-type="float" office:value="23849.7" calcext:value-type="float">
            <text:p>23849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73.1" calcext:value-type="float">
            <text:p>26973.1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73.5" calcext:value-type="float">
            <text:p>26973.5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5.3" calcext:value-type="float">
            <text:p>23975.3</text:p>
          </table:table-cell>
          <table:table-cell office:value-type="float" office:value="26973.4" calcext:value-type="float">
            <text:p>26973.4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70.9" calcext:value-type="float">
            <text:p>26970.9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71" calcext:value-type="float">
            <text:p>26971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0.5" calcext:value-type="float">
            <text:p>26970.5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70.3" calcext:value-type="float">
            <text:p>26970.3</text:p>
          </table:table-cell>
          <table:table-cell office:value-type="float" office:value="23851.7" calcext:value-type="float">
            <text:p>2385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9.3" calcext:value-type="float">
            <text:p>26969.3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70.3" calcext:value-type="float">
            <text:p>26970.3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69.7" calcext:value-type="float">
            <text:p>26969.7</text:p>
          </table:table-cell>
          <table:table-cell office:value-type="float" office:value="23850.7" calcext:value-type="float">
            <text:p>2385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4.1" calcext:value-type="float">
            <text:p>64014.1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5.1" calcext:value-type="float">
            <text:p>23975.1</text:p>
          </table:table-cell>
          <table:table-cell office:value-type="float" office:value="26970.9" calcext:value-type="float">
            <text:p>26970.9</text:p>
          </table:table-cell>
          <table:table-cell office:value-type="float" office:value="23855.2" calcext:value-type="float">
            <text:p>2385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9.2" calcext:value-type="float">
            <text:p>26969.2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1" calcext:value-type="float">
            <text:p>64012.1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67.7" calcext:value-type="float">
            <text:p>26967.7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7.6" calcext:value-type="float">
            <text:p>26967.6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7" calcext:value-type="float">
            <text:p>26967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8.1" calcext:value-type="float">
            <text:p>26968.1</text:p>
          </table:table-cell>
          <table:table-cell office:value-type="float" office:value="23849.9" calcext:value-type="float">
            <text:p>23849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71.3" calcext:value-type="float">
            <text:p>26971.3</text:p>
          </table:table-cell>
          <table:table-cell office:value-type="float" office:value="23854.8" calcext:value-type="float">
            <text:p>2385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9.2" calcext:value-type="float">
            <text:p>26969.2</text:p>
          </table:table-cell>
          <table:table-cell office:value-type="float" office:value="23849.8" calcext:value-type="float">
            <text:p>23849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71.3" calcext:value-type="float">
            <text:p>26971.3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69.6" calcext:value-type="float">
            <text:p>26969.6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6" calcext:value-type="float">
            <text:p>64012.6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68.6" calcext:value-type="float">
            <text:p>26968.6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8.4" calcext:value-type="float">
            <text:p>26968.4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9" calcext:value-type="float">
            <text:p>23974.9</text:p>
          </table:table-cell>
          <table:table-cell office:value-type="float" office:value="26968" calcext:value-type="float">
            <text:p>26968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8.7" calcext:value-type="float">
            <text:p>26968.7</text:p>
          </table:table-cell>
          <table:table-cell office:value-type="float" office:value="23854.9" calcext:value-type="float">
            <text:p>2385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7.1" calcext:value-type="float">
            <text:p>26967.1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8" calcext:value-type="float">
            <text:p>26968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9" calcext:value-type="float">
            <text:p>64009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7.8" calcext:value-type="float">
            <text:p>26967.8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6.5" calcext:value-type="float">
            <text:p>26966.5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8" calcext:value-type="float">
            <text:p>23974.8</text:p>
          </table:table-cell>
          <table:table-cell office:value-type="float" office:value="26967.9" calcext:value-type="float">
            <text:p>26967.9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6.8" calcext:value-type="float">
            <text:p>26966.8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7.2" calcext:value-type="float">
            <text:p>26967.2</text:p>
          </table:table-cell>
          <table:table-cell office:value-type="float" office:value="23854.7" calcext:value-type="float">
            <text:p>2385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68.3" calcext:value-type="float">
            <text:p>26968.3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6.6" calcext:value-type="float">
            <text:p>26966.6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68" calcext:value-type="float">
            <text:p>26968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5.7" calcext:value-type="float">
            <text:p>26965.7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7" calcext:value-type="float">
            <text:p>64013.7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5.1" calcext:value-type="float">
            <text:p>23975.1</text:p>
          </table:table-cell>
          <table:table-cell office:value-type="float" office:value="26967.9" calcext:value-type="float">
            <text:p>26967.9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4" calcext:value-type="float">
            <text:p>64012.4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5" calcext:value-type="float">
            <text:p>26965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4.5" calcext:value-type="float">
            <text:p>26964.5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4.2" calcext:value-type="float">
            <text:p>26964.2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3.9" calcext:value-type="float">
            <text:p>26963.9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48.8" calcext:value-type="float">
            <text:p>23848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7.5" calcext:value-type="float">
            <text:p>26967.5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5.2" calcext:value-type="float">
            <text:p>26965.2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7.9" calcext:value-type="float">
            <text:p>26967.9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7.7" calcext:value-type="float">
            <text:p>26967.7</text:p>
          </table:table-cell>
          <table:table-cell office:value-type="float" office:value="23852.6" calcext:value-type="float">
            <text:p>2385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7.2" calcext:value-type="float">
            <text:p>26967.2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7.8" calcext:value-type="float">
            <text:p>26967.8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6.9" calcext:value-type="float">
            <text:p>26966.9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5.5" calcext:value-type="float">
            <text:p>26965.5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7.9" calcext:value-type="float">
            <text:p>26967.9</text:p>
          </table:table-cell>
          <table:table-cell office:value-type="float" office:value="23853.7" calcext:value-type="float">
            <text:p>2385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8" calcext:value-type="float">
            <text:p>64007.8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6965.3" calcext:value-type="float">
            <text:p>26965.3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8.7" calcext:value-type="float">
            <text:p>26968.7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6.2" calcext:value-type="float">
            <text:p>26966.2</text:p>
          </table:table-cell>
          <table:table-cell office:value-type="float" office:value="23852.3" calcext:value-type="float">
            <text:p>2385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5.4" calcext:value-type="float">
            <text:p>26965.4</text:p>
          </table:table-cell>
          <table:table-cell office:value-type="float" office:value="23852.6" calcext:value-type="float">
            <text:p>2385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5.7" calcext:value-type="float">
            <text:p>26965.7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4.3" calcext:value-type="float">
            <text:p>26964.3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4.6" calcext:value-type="float">
            <text:p>26964.6</text:p>
          </table:table-cell>
          <table:table-cell office:value-type="float" office:value="23848.9" calcext:value-type="float">
            <text:p>23848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8.3" calcext:value-type="float">
            <text:p>26968.3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6.2" calcext:value-type="float">
            <text:p>26966.2</text:p>
          </table:table-cell>
          <table:table-cell office:value-type="float" office:value="23849.6" calcext:value-type="float">
            <text:p>23849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8.6" calcext:value-type="float">
            <text:p>26968.6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7.1" calcext:value-type="float">
            <text:p>26967.1</text:p>
          </table:table-cell>
          <table:table-cell office:value-type="float" office:value="23852.3" calcext:value-type="float">
            <text:p>23852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5.9" calcext:value-type="float">
            <text:p>26965.9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5.2" calcext:value-type="float">
            <text:p>26965.2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6" calcext:value-type="float">
            <text:p>26966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6.6" calcext:value-type="float">
            <text:p>26966.6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49.2" calcext:value-type="float">
            <text:p>23849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6.9" calcext:value-type="float">
            <text:p>26966.9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6.6" calcext:value-type="float">
            <text:p>26966.6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4.3" calcext:value-type="float">
            <text:p>26964.3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2.9" calcext:value-type="float">
            <text:p>26962.9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65.6" calcext:value-type="float">
            <text:p>26965.6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66.4" calcext:value-type="float">
            <text:p>26966.4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4.1" calcext:value-type="float">
            <text:p>26964.1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67.4" calcext:value-type="float">
            <text:p>26967.4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5.9" calcext:value-type="float">
            <text:p>26965.9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2" calcext:value-type="float">
            <text:p>64012.2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4.5" calcext:value-type="float">
            <text:p>26964.5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65.1" calcext:value-type="float">
            <text:p>26965.1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52.7" calcext:value-type="float">
            <text:p>2385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5.6" calcext:value-type="float">
            <text:p>26965.6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5.3" calcext:value-type="float">
            <text:p>26965.3</text:p>
          </table:table-cell>
          <table:table-cell office:value-type="float" office:value="23850.7" calcext:value-type="float">
            <text:p>2385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2" calcext:value-type="float">
            <text:p>64008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65.1" calcext:value-type="float">
            <text:p>26965.1</text:p>
          </table:table-cell>
          <table:table-cell office:value-type="float" office:value="23848.8" calcext:value-type="float">
            <text:p>23848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8.6" calcext:value-type="float">
            <text:p>26968.6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67.9" calcext:value-type="float">
            <text:p>26967.9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4.5" calcext:value-type="float">
            <text:p>26964.5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3.2" calcext:value-type="float">
            <text:p>26963.2</text:p>
          </table:table-cell>
          <table:table-cell office:value-type="float" office:value="23852.7" calcext:value-type="float">
            <text:p>2385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5.2" calcext:value-type="float">
            <text:p>26965.2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5.1" calcext:value-type="float">
            <text:p>26965.1</text:p>
          </table:table-cell>
          <table:table-cell office:value-type="float" office:value="23849.3" calcext:value-type="float">
            <text:p>23849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5.7" calcext:value-type="float">
            <text:p>26965.7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4.3" calcext:value-type="float">
            <text:p>26964.3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65.2" calcext:value-type="float">
            <text:p>26965.2</text:p>
          </table:table-cell>
          <table:table-cell office:value-type="float" office:value="23855.6" calcext:value-type="float">
            <text:p>2385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4.2" calcext:value-type="float">
            <text:p>26964.2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3.5" calcext:value-type="float">
            <text:p>26963.5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3.3" calcext:value-type="float">
            <text:p>26963.3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3.3" calcext:value-type="float">
            <text:p>26963.3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5" calcext:value-type="float">
            <text:p>26965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3.9" calcext:value-type="float">
            <text:p>26963.9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5.5" calcext:value-type="float">
            <text:p>2385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2.7" calcext:value-type="float">
            <text:p>26962.7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2.8" calcext:value-type="float">
            <text:p>26962.8</text:p>
          </table:table-cell>
          <table:table-cell office:value-type="float" office:value="23852.7" calcext:value-type="float">
            <text:p>2385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2.6" calcext:value-type="float">
            <text:p>26962.6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62.7" calcext:value-type="float">
            <text:p>26962.7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5.6" calcext:value-type="float">
            <text:p>26965.6</text:p>
          </table:table-cell>
          <table:table-cell office:value-type="float" office:value="23853.7" calcext:value-type="float">
            <text:p>2385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5.7" calcext:value-type="float">
            <text:p>26965.7</text:p>
          </table:table-cell>
          <table:table-cell office:value-type="float" office:value="23854.1" calcext:value-type="float">
            <text:p>2385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2.8" calcext:value-type="float">
            <text:p>26962.8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1" calcext:value-type="float">
            <text:p>64013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4.6" calcext:value-type="float">
            <text:p>23974.6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6" calcext:value-type="float">
            <text:p>23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1.4" calcext:value-type="float">
            <text:p>26961.4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1.5" calcext:value-type="float">
            <text:p>26961.5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1.5" calcext:value-type="float">
            <text:p>26961.5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1" calcext:value-type="float">
            <text:p>26961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1.3" calcext:value-type="float">
            <text:p>26961.3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0.7" calcext:value-type="float">
            <text:p>26960.7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2.2" calcext:value-type="float">
            <text:p>26962.2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9" calcext:value-type="float">
            <text:p>64013.9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64.5" calcext:value-type="float">
            <text:p>26964.5</text:p>
          </table:table-cell>
          <table:table-cell office:value-type="float" office:value="23856.2" calcext:value-type="float">
            <text:p>2385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2.3" calcext:value-type="float">
            <text:p>26962.3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4" calcext:value-type="float">
            <text:p>64012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62.9" calcext:value-type="float">
            <text:p>26962.9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2" calcext:value-type="float">
            <text:p>26962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2.3" calcext:value-type="float">
            <text:p>26962.3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2" calcext:value-type="float">
            <text:p>26962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1.1" calcext:value-type="float">
            <text:p>26961.1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1.5" calcext:value-type="float">
            <text:p>26961.5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.4" calcext:value-type="float">
            <text:p>64013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4.3" calcext:value-type="float">
            <text:p>23974.3</text:p>
          </table:table-cell>
          <table:table-cell office:value-type="float" office:value="26964.6" calcext:value-type="float">
            <text:p>26964.6</text:p>
          </table:table-cell>
          <table:table-cell office:value-type="float" office:value="23856.1" calcext:value-type="float">
            <text:p>2385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2.2" calcext:value-type="float">
            <text:p>26962.2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3.2" calcext:value-type="float">
            <text:p>26963.2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1.7" calcext:value-type="float">
            <text:p>26961.7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3.2" calcext:value-type="float">
            <text:p>26963.2</text:p>
          </table:table-cell>
          <table:table-cell office:value-type="float" office:value="23852.5" calcext:value-type="float">
            <text:p>2385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3.6" calcext:value-type="float">
            <text:p>26963.6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4" calcext:value-type="float">
            <text:p>23974</text:p>
          </table:table-cell>
          <table:table-cell office:value-type="float" office:value="26965.5" calcext:value-type="float">
            <text:p>26965.5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7" calcext:value-type="float">
            <text:p>23974.7</text:p>
          </table:table-cell>
          <table:table-cell office:value-type="float" office:value="26965.6" calcext:value-type="float">
            <text:p>26965.6</text:p>
          </table:table-cell>
          <table:table-cell office:value-type="float" office:value="23856.7" calcext:value-type="float">
            <text:p>23856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3.4" calcext:value-type="float">
            <text:p>26963.4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4" calcext:value-type="float">
            <text:p>64011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4" calcext:value-type="float">
            <text:p>26964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1.3" calcext:value-type="float">
            <text:p>26961.3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2" calcext:value-type="float">
            <text:p>26962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1.7" calcext:value-type="float">
            <text:p>2385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63" calcext:value-type="float">
            <text:p>26963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3.9" calcext:value-type="float">
            <text:p>26963.9</text:p>
          </table:table-cell>
          <table:table-cell office:value-type="float" office:value="23852.8" calcext:value-type="float">
            <text:p>2385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26965.1" calcext:value-type="float">
            <text:p>26965.1</text:p>
          </table:table-cell>
          <table:table-cell office:value-type="float" office:value="23855.8" calcext:value-type="float">
            <text:p>2385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2.3" calcext:value-type="float">
            <text:p>26962.3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0.6" calcext:value-type="float">
            <text:p>26960.6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9.8" calcext:value-type="float">
            <text:p>26959.8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0.8" calcext:value-type="float">
            <text:p>26960.8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2.3" calcext:value-type="float">
            <text:p>26962.3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3.7" calcext:value-type="float">
            <text:p>26963.7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5.9" calcext:value-type="float">
            <text:p>26965.9</text:p>
          </table:table-cell>
          <table:table-cell office:value-type="float" office:value="23855.4" calcext:value-type="float">
            <text:p>2385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1.7" calcext:value-type="float">
            <text:p>26961.7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3.1" calcext:value-type="float">
            <text:p>26963.1</text:p>
          </table:table-cell>
          <table:table-cell office:value-type="float" office:value="23854.8" calcext:value-type="float">
            <text:p>2385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2.6" calcext:value-type="float">
            <text:p>26962.6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2.8" calcext:value-type="float">
            <text:p>26962.8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1.3" calcext:value-type="float">
            <text:p>26961.3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60.6" calcext:value-type="float">
            <text:p>26960.6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0.6" calcext:value-type="float">
            <text:p>26960.6</text:p>
          </table:table-cell>
          <table:table-cell office:value-type="float" office:value="23852.7" calcext:value-type="float">
            <text:p>2385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6" calcext:value-type="float">
            <text:p>64007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6957.7" calcext:value-type="float">
            <text:p>26957.7</text:p>
          </table:table-cell>
          <table:table-cell office:value-type="float" office:value="23849.7" calcext:value-type="float">
            <text:p>23849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" calcext:value-type="float">
            <text:p>23972</text:p>
          </table:table-cell>
          <table:table-cell office:value-type="float" office:value="26956.7" calcext:value-type="float">
            <text:p>26956.7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" calcext:value-type="float">
            <text:p>6401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9.3" calcext:value-type="float">
            <text:p>26959.3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6956.8" calcext:value-type="float">
            <text:p>26956.8</text:p>
          </table:table-cell>
          <table:table-cell office:value-type="float" office:value="23849.8" calcext:value-type="float">
            <text:p>23849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7.7" calcext:value-type="float">
            <text:p>26957.7</text:p>
          </table:table-cell>
          <table:table-cell office:value-type="float" office:value="23852.6" calcext:value-type="float">
            <text:p>2385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6958.2" calcext:value-type="float">
            <text:p>26958.2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" calcext:value-type="float">
            <text:p>64008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1.8" calcext:value-type="float">
            <text:p>23971.8</text:p>
          </table:table-cell>
          <table:table-cell office:value-type="float" office:value="26958.7" calcext:value-type="float">
            <text:p>26958.7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1.9" calcext:value-type="float">
            <text:p>23971.9</text:p>
          </table:table-cell>
          <table:table-cell office:value-type="float" office:value="26958.8" calcext:value-type="float">
            <text:p>26958.8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" calcext:value-type="float">
            <text:p>64007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1.9" calcext:value-type="float">
            <text:p>23971.9</text:p>
          </table:table-cell>
          <table:table-cell office:value-type="float" office:value="26958.3" calcext:value-type="float">
            <text:p>26958.3</text:p>
          </table:table-cell>
          <table:table-cell office:value-type="float" office:value="23849.7" calcext:value-type="float">
            <text:p>23849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7.9" calcext:value-type="float">
            <text:p>26957.9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58.1" calcext:value-type="float">
            <text:p>26958.1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" calcext:value-type="float">
            <text:p>23972</text:p>
          </table:table-cell>
          <table:table-cell office:value-type="float" office:value="26953.2" calcext:value-type="float">
            <text:p>26953.2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9" calcext:value-type="float">
            <text:p>64009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5.9" calcext:value-type="float">
            <text:p>26955.9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54.8" calcext:value-type="float">
            <text:p>26954.8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54.9" calcext:value-type="float">
            <text:p>26954.9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57.3" calcext:value-type="float">
            <text:p>26957.3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57" calcext:value-type="float">
            <text:p>26957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9.1" calcext:value-type="float">
            <text:p>26959.1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5" calcext:value-type="float">
            <text:p>64012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55.6" calcext:value-type="float">
            <text:p>26955.6</text:p>
          </table:table-cell>
          <table:table-cell office:value-type="float" office:value="23855.9" calcext:value-type="float">
            <text:p>23855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3" calcext:value-type="float">
            <text:p>26953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2" calcext:value-type="float">
            <text:p>64011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4.7" calcext:value-type="float">
            <text:p>26954.7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3.9" calcext:value-type="float">
            <text:p>26953.9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53.6" calcext:value-type="float">
            <text:p>26953.6</text:p>
          </table:table-cell>
          <table:table-cell office:value-type="float" office:value="23852.6" calcext:value-type="float">
            <text:p>2385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54" calcext:value-type="float">
            <text:p>26954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6.1" calcext:value-type="float">
            <text:p>26956.1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8.9" calcext:value-type="float">
            <text:p>26958.9</text:p>
          </table:table-cell>
          <table:table-cell office:value-type="float" office:value="23853.2" calcext:value-type="float">
            <text:p>2385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7" calcext:value-type="float">
            <text:p>64011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56.4" calcext:value-type="float">
            <text:p>26956.4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53.7" calcext:value-type="float">
            <text:p>26953.7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2" calcext:value-type="float">
            <text:p>64012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7.2" calcext:value-type="float">
            <text:p>26957.2</text:p>
          </table:table-cell>
          <table:table-cell office:value-type="float" office:value="23854.7" calcext:value-type="float">
            <text:p>2385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4.6" calcext:value-type="float">
            <text:p>26954.6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6.4" calcext:value-type="float">
            <text:p>26956.4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6955.9" calcext:value-type="float">
            <text:p>26955.9</text:p>
          </table:table-cell>
          <table:table-cell office:value-type="float" office:value="23851.7" calcext:value-type="float">
            <text:p>2385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6957" calcext:value-type="float">
            <text:p>26957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59" calcext:value-type="float">
            <text:p>26959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7.8" calcext:value-type="float">
            <text:p>26957.8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3.6" calcext:value-type="float">
            <text:p>26953.6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9" calcext:value-type="float">
            <text:p>64011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56.7" calcext:value-type="float">
            <text:p>26956.7</text:p>
          </table:table-cell>
          <table:table-cell office:value-type="float" office:value="23855.6" calcext:value-type="float">
            <text:p>2385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54.6" calcext:value-type="float">
            <text:p>26954.6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56.9" calcext:value-type="float">
            <text:p>26956.9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8.2" calcext:value-type="float">
            <text:p>26958.2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9.2" calcext:value-type="float">
            <text:p>26959.2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0.8" calcext:value-type="float">
            <text:p>26960.8</text:p>
          </table:table-cell>
          <table:table-cell office:value-type="float" office:value="23852.9" calcext:value-type="float">
            <text:p>2385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0.9" calcext:value-type="float">
            <text:p>26960.9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3" calcext:value-type="float">
            <text:p>23973</text:p>
          </table:table-cell>
          <table:table-cell office:value-type="float" office:value="26957.8" calcext:value-type="float">
            <text:p>26957.8</text:p>
          </table:table-cell>
          <table:table-cell office:value-type="float" office:value="23850.7" calcext:value-type="float">
            <text:p>2385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58.7" calcext:value-type="float">
            <text:p>26958.7</text:p>
          </table:table-cell>
          <table:table-cell office:value-type="float" office:value="23855.3" calcext:value-type="float">
            <text:p>23855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8.9" calcext:value-type="float">
            <text:p>26958.9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1.6" calcext:value-type="float">
            <text:p>26961.6</text:p>
          </table:table-cell>
          <table:table-cell office:value-type="float" office:value="23853.1" calcext:value-type="float">
            <text:p>2385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0.1" calcext:value-type="float">
            <text:p>26960.1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1.2" calcext:value-type="float">
            <text:p>26961.2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2.7" calcext:value-type="float">
            <text:p>26962.7</text:p>
          </table:table-cell>
          <table:table-cell office:value-type="float" office:value="23852.4" calcext:value-type="float">
            <text:p>2385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" calcext:value-type="float">
            <text:p>6400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2.5" calcext:value-type="float">
            <text:p>26962.5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7" calcext:value-type="float">
            <text:p>64012.7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65" calcext:value-type="float">
            <text:p>26965</text:p>
          </table:table-cell>
          <table:table-cell office:value-type="float" office:value="23855.8" calcext:value-type="float">
            <text:p>23855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3" calcext:value-type="float">
            <text:p>64011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2.7" calcext:value-type="float">
            <text:p>26962.7</text:p>
          </table:table-cell>
          <table:table-cell office:value-type="float" office:value="23855.2" calcext:value-type="float">
            <text:p>2385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1.1" calcext:value-type="float">
            <text:p>26961.1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3.8" calcext:value-type="float">
            <text:p>26963.8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2.7" calcext:value-type="float">
            <text:p>26962.7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4.9" calcext:value-type="float">
            <text:p>26964.9</text:p>
          </table:table-cell>
          <table:table-cell office:value-type="float" office:value="23852.7" calcext:value-type="float">
            <text:p>2385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3.2" calcext:value-type="float">
            <text:p>26963.2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5.1" calcext:value-type="float">
            <text:p>26965.1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5" calcext:value-type="float">
            <text:p>23973.5</text:p>
          </table:table-cell>
          <table:table-cell office:value-type="float" office:value="26963.4" calcext:value-type="float">
            <text:p>26963.4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" calcext:value-type="float">
            <text:p>6400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60" calcext:value-type="float">
            <text:p>26960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61.1" calcext:value-type="float">
            <text:p>26961.1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9" calcext:value-type="float">
            <text:p>64007.9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" calcext:value-type="float">
            <text:p>23972</text:p>
          </table:table-cell>
          <table:table-cell office:value-type="float" office:value="26960.5" calcext:value-type="float">
            <text:p>26960.5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6960.7" calcext:value-type="float">
            <text:p>26960.7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6962.4" calcext:value-type="float">
            <text:p>26962.4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1.9" calcext:value-type="float">
            <text:p>23971.9</text:p>
          </table:table-cell>
          <table:table-cell office:value-type="float" office:value="26963.5" calcext:value-type="float">
            <text:p>26963.5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4.9" calcext:value-type="float">
            <text:p>26964.9</text:p>
          </table:table-cell>
          <table:table-cell office:value-type="float" office:value="23852.9" calcext:value-type="float">
            <text:p>23852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2.4" calcext:value-type="float">
            <text:p>26962.4</text:p>
          </table:table-cell>
          <table:table-cell office:value-type="float" office:value="23854.8" calcext:value-type="float">
            <text:p>2385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4" calcext:value-type="float">
            <text:p>64007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" calcext:value-type="float">
            <text:p>23972</text:p>
          </table:table-cell>
          <table:table-cell office:value-type="float" office:value="26960.4" calcext:value-type="float">
            <text:p>26960.4</text:p>
          </table:table-cell>
          <table:table-cell office:value-type="float" office:value="23849" calcext:value-type="float">
            <text:p>23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63.1" calcext:value-type="float">
            <text:p>26963.1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60.1" calcext:value-type="float">
            <text:p>26960.1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59.6" calcext:value-type="float">
            <text:p>26959.6</text:p>
          </table:table-cell>
          <table:table-cell office:value-type="float" office:value="23852" calcext:value-type="float">
            <text:p>23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61.1" calcext:value-type="float">
            <text:p>26961.1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61.6" calcext:value-type="float">
            <text:p>26961.6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7" calcext:value-type="float">
            <text:p>64008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62.5" calcext:value-type="float">
            <text:p>26962.5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61.1" calcext:value-type="float">
            <text:p>26961.1</text:p>
          </table:table-cell>
          <table:table-cell office:value-type="float" office:value="23850.7" calcext:value-type="float">
            <text:p>2385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" calcext:value-type="float">
            <text:p>64007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1.7" calcext:value-type="float">
            <text:p>23971.7</text:p>
          </table:table-cell>
          <table:table-cell office:value-type="float" office:value="26960.2" calcext:value-type="float">
            <text:p>26960.2</text:p>
          </table:table-cell>
          <table:table-cell office:value-type="float" office:value="23848.5" calcext:value-type="float">
            <text:p>2384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2.4" calcext:value-type="float">
            <text:p>26962.4</text:p>
          </table:table-cell>
          <table:table-cell office:value-type="float" office:value="23853.7" calcext:value-type="float">
            <text:p>2385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5" calcext:value-type="float">
            <text:p>64007.5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1.8" calcext:value-type="float">
            <text:p>23971.8</text:p>
          </table:table-cell>
          <table:table-cell office:value-type="float" office:value="26960.4" calcext:value-type="float">
            <text:p>26960.4</text:p>
          </table:table-cell>
          <table:table-cell office:value-type="float" office:value="23849.5" calcext:value-type="float">
            <text:p>238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2" calcext:value-type="float">
            <text:p>23972</text:p>
          </table:table-cell>
          <table:table-cell office:value-type="float" office:value="26961.2" calcext:value-type="float">
            <text:p>26961.2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6.9" calcext:value-type="float">
            <text:p>64006.9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1.5" calcext:value-type="float">
            <text:p>23971.5</text:p>
          </table:table-cell>
          <table:table-cell office:value-type="float" office:value="26960.1" calcext:value-type="float">
            <text:p>26960.1</text:p>
          </table:table-cell>
          <table:table-cell office:value-type="float" office:value="23849.8" calcext:value-type="float">
            <text:p>23849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" calcext:value-type="float">
            <text:p>64008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1.8" calcext:value-type="float">
            <text:p>23971.8</text:p>
          </table:table-cell>
          <table:table-cell office:value-type="float" office:value="26960.6" calcext:value-type="float">
            <text:p>26960.6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6962.4" calcext:value-type="float">
            <text:p>26962.4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58.9" calcext:value-type="float">
            <text:p>26958.9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1" calcext:value-type="float">
            <text:p>64007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1.8" calcext:value-type="float">
            <text:p>23971.8</text:p>
          </table:table-cell>
          <table:table-cell office:value-type="float" office:value="26956.7" calcext:value-type="float">
            <text:p>26956.7</text:p>
          </table:table-cell>
          <table:table-cell office:value-type="float" office:value="23849.2" calcext:value-type="float">
            <text:p>23849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" calcext:value-type="float">
            <text:p>23973</text:p>
          </table:table-cell>
          <table:table-cell office:value-type="float" office:value="26958.5" calcext:value-type="float">
            <text:p>26958.5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" calcext:value-type="float">
            <text:p>6400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1.9" calcext:value-type="float">
            <text:p>23971.9</text:p>
          </table:table-cell>
          <table:table-cell office:value-type="float" office:value="26955.5" calcext:value-type="float">
            <text:p>26955.5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" calcext:value-type="float">
            <text:p>64010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57.7" calcext:value-type="float">
            <text:p>26957.7</text:p>
          </table:table-cell>
          <table:table-cell office:value-type="float" office:value="23853.5" calcext:value-type="float">
            <text:p>2385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8" calcext:value-type="float">
            <text:p>64007.8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1.9" calcext:value-type="float">
            <text:p>23971.9</text:p>
          </table:table-cell>
          <table:table-cell office:value-type="float" office:value="26956.4" calcext:value-type="float">
            <text:p>26956.4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5" calcext:value-type="float">
            <text:p>64009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8.3" calcext:value-type="float">
            <text:p>26958.3</text:p>
          </table:table-cell>
          <table:table-cell office:value-type="float" office:value="23852" calcext:value-type="float">
            <text:p>23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58.6" calcext:value-type="float">
            <text:p>26958.6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59.1" calcext:value-type="float">
            <text:p>26959.1</text:p>
          </table:table-cell>
          <table:table-cell office:value-type="float" office:value="23852.4" calcext:value-type="float">
            <text:p>2385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1" calcext:value-type="float">
            <text:p>64011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9.1" calcext:value-type="float">
            <text:p>26959.1</text:p>
          </table:table-cell>
          <table:table-cell office:value-type="float" office:value="23854.4" calcext:value-type="float">
            <text:p>2385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8.3" calcext:value-type="float">
            <text:p>26958.3</text:p>
          </table:table-cell>
          <table:table-cell office:value-type="float" office:value="23854.9" calcext:value-type="float">
            <text:p>2385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55.8" calcext:value-type="float">
            <text:p>26955.8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58.6" calcext:value-type="float">
            <text:p>26958.6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3" calcext:value-type="float">
            <text:p>64008.3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" calcext:value-type="float">
            <text:p>23972</text:p>
          </table:table-cell>
          <table:table-cell office:value-type="float" office:value="26957" calcext:value-type="float">
            <text:p>26957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59.1" calcext:value-type="float">
            <text:p>26959.1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6" calcext:value-type="float">
            <text:p>64008.6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9.4" calcext:value-type="float">
            <text:p>26959.4</text:p>
          </table:table-cell>
          <table:table-cell office:value-type="float" office:value="23851.7" calcext:value-type="float">
            <text:p>2385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3" calcext:value-type="float">
            <text:p>64010.3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" calcext:value-type="float">
            <text:p>23973</text:p>
          </table:table-cell>
          <table:table-cell office:value-type="float" office:value="26960.5" calcext:value-type="float">
            <text:p>26960.5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0" calcext:value-type="float">
            <text:p>26960</text:p>
          </table:table-cell>
          <table:table-cell office:value-type="float" office:value="23854.5" calcext:value-type="float">
            <text:p>2385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0" calcext:value-type="float">
            <text:p>26960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1" calcext:value-type="float">
            <text:p>64008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" calcext:value-type="float">
            <text:p>23972</text:p>
          </table:table-cell>
          <table:table-cell office:value-type="float" office:value="26958.3" calcext:value-type="float">
            <text:p>26958.3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1.2" calcext:value-type="float">
            <text:p>26961.2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9.6" calcext:value-type="float">
            <text:p>26959.6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1.8" calcext:value-type="float">
            <text:p>26961.8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" calcext:value-type="float">
            <text:p>23972</text:p>
          </table:table-cell>
          <table:table-cell office:value-type="float" office:value="26960.8" calcext:value-type="float">
            <text:p>26960.8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8" calcext:value-type="float">
            <text:p>64009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0.2" calcext:value-type="float">
            <text:p>26960.2</text:p>
          </table:table-cell>
          <table:table-cell office:value-type="float" office:value="23851.9" calcext:value-type="float">
            <text:p>2385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0.9" calcext:value-type="float">
            <text:p>26960.9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59.5" calcext:value-type="float">
            <text:p>26959.5</text:p>
          </table:table-cell>
          <table:table-cell office:value-type="float" office:value="23851.3" calcext:value-type="float">
            <text:p>2385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1.3" calcext:value-type="float">
            <text:p>26961.3</text:p>
          </table:table-cell>
          <table:table-cell office:value-type="float" office:value="23850.1" calcext:value-type="float">
            <text:p>2385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5" calcext:value-type="float">
            <text:p>64011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63.6" calcext:value-type="float">
            <text:p>26963.6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3.1" calcext:value-type="float">
            <text:p>26963.1</text:p>
          </table:table-cell>
          <table:table-cell office:value-type="float" office:value="23850.5" calcext:value-type="float">
            <text:p>2385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6" calcext:value-type="float">
            <text:p>64010.6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63.9" calcext:value-type="float">
            <text:p>26963.9</text:p>
          </table:table-cell>
          <table:table-cell office:value-type="float" office:value="23852.6" calcext:value-type="float">
            <text:p>2385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4.7" calcext:value-type="float">
            <text:p>26964.7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4.8" calcext:value-type="float">
            <text:p>26964.8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64.3" calcext:value-type="float">
            <text:p>26964.3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61.4" calcext:value-type="float">
            <text:p>26961.4</text:p>
          </table:table-cell>
          <table:table-cell office:value-type="float" office:value="23849.7" calcext:value-type="float">
            <text:p>23849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66" calcext:value-type="float">
            <text:p>26966</text:p>
          </table:table-cell>
          <table:table-cell office:value-type="float" office:value="23855" calcext:value-type="float">
            <text:p>23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" calcext:value-type="float">
            <text:p>6400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3.2" calcext:value-type="float">
            <text:p>26963.2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66.3" calcext:value-type="float">
            <text:p>26966.3</text:p>
          </table:table-cell>
          <table:table-cell office:value-type="float" office:value="23853.3" calcext:value-type="float">
            <text:p>2385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66.7" calcext:value-type="float">
            <text:p>26966.7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1" calcext:value-type="float">
            <text:p>64009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67.2" calcext:value-type="float">
            <text:p>26967.2</text:p>
          </table:table-cell>
          <table:table-cell office:value-type="float" office:value="23851.5" calcext:value-type="float">
            <text:p>2385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9.1" calcext:value-type="float">
            <text:p>26969.1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70.5" calcext:value-type="float">
            <text:p>26970.5</text:p>
          </table:table-cell>
          <table:table-cell office:value-type="float" office:value="23852.1" calcext:value-type="float">
            <text:p>238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4" calcext:value-type="float">
            <text:p>64012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5" calcext:value-type="float">
            <text:p>23974.5</text:p>
          </table:table-cell>
          <table:table-cell office:value-type="float" office:value="26973.2" calcext:value-type="float">
            <text:p>26973.2</text:p>
          </table:table-cell>
          <table:table-cell office:value-type="float" office:value="23855.6" calcext:value-type="float">
            <text:p>23855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.3" calcext:value-type="float">
            <text:p>64012.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8" calcext:value-type="float">
            <text:p>23973.8</text:p>
          </table:table-cell>
          <table:table-cell office:value-type="float" office:value="26972.2" calcext:value-type="float">
            <text:p>26972.2</text:p>
          </table:table-cell>
          <table:table-cell office:value-type="float" office:value="23855.7" calcext:value-type="float">
            <text:p>23855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8" calcext:value-type="float">
            <text:p>64007.8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9.1" calcext:value-type="float">
            <text:p>26969.1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71.6" calcext:value-type="float">
            <text:p>26971.6</text:p>
          </table:table-cell>
          <table:table-cell office:value-type="float" office:value="23854.2" calcext:value-type="float">
            <text:p>2385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2" calcext:value-type="float">
            <text:p>64008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68.9" calcext:value-type="float">
            <text:p>26968.9</text:p>
          </table:table-cell>
          <table:table-cell office:value-type="float" office:value="23851.2" calcext:value-type="float">
            <text:p>2385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2.7" calcext:value-type="float">
            <text:p>23972.7</text:p>
          </table:table-cell>
          <table:table-cell office:value-type="float" office:value="26969.2" calcext:value-type="float">
            <text:p>26969.2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2.4" calcext:value-type="float">
            <text:p>23972.4</text:p>
          </table:table-cell>
          <table:table-cell office:value-type="float" office:value="26969.5" calcext:value-type="float">
            <text:p>26969.5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4" calcext:value-type="float">
            <text:p>64007.4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71.2" calcext:value-type="float">
            <text:p>26971.2</text:p>
          </table:table-cell>
          <table:table-cell office:value-type="float" office:value="23849.9" calcext:value-type="float">
            <text:p>23849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72.4" calcext:value-type="float">
            <text:p>26972.4</text:p>
          </table:table-cell>
          <table:table-cell office:value-type="float" office:value="23853.9" calcext:value-type="float">
            <text:p>238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7" calcext:value-type="float">
            <text:p>64010.7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71.4" calcext:value-type="float">
            <text:p>26971.4</text:p>
          </table:table-cell>
          <table:table-cell office:value-type="float" office:value="23854.9" calcext:value-type="float">
            <text:p>2385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7.3" calcext:value-type="float">
            <text:p>64007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68.6" calcext:value-type="float">
            <text:p>26968.6</text:p>
          </table:table-cell>
          <table:table-cell office:value-type="float" office:value="23849.4" calcext:value-type="float">
            <text:p>23849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4" calcext:value-type="float">
            <text:p>64010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72.6" calcext:value-type="float">
            <text:p>26972.6</text:p>
          </table:table-cell>
          <table:table-cell office:value-type="float" office:value="23853.7" calcext:value-type="float">
            <text:p>2385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2" calcext:value-type="float">
            <text:p>64008.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72.2" calcext:value-type="float">
            <text:p>26972.2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74.7" calcext:value-type="float">
            <text:p>26974.7</text:p>
          </table:table-cell>
          <table:table-cell office:value-type="float" office:value="23852.4" calcext:value-type="float">
            <text:p>2385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2" calcext:value-type="float">
            <text:p>64008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6975.9" calcext:value-type="float">
            <text:p>26975.9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6974.7" calcext:value-type="float">
            <text:p>26974.7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8" calcext:value-type="float">
            <text:p>64010.8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79.7" calcext:value-type="float">
            <text:p>26979.7</text:p>
          </table:table-cell>
          <table:table-cell office:value-type="float" office:value="23853.4" calcext:value-type="float">
            <text:p>2385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4" calcext:value-type="float">
            <text:p>64009.4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80.2" calcext:value-type="float">
            <text:p>26980.2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78.7" calcext:value-type="float">
            <text:p>26978.7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79.7" calcext:value-type="float">
            <text:p>26979.7</text:p>
          </table:table-cell>
          <table:table-cell office:value-type="float" office:value="23854.3" calcext:value-type="float">
            <text:p>2385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78.6" calcext:value-type="float">
            <text:p>26978.6</text:p>
          </table:table-cell>
          <table:table-cell office:value-type="float" office:value="23851" calcext:value-type="float">
            <text:p>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23972.6" calcext:value-type="float">
            <text:p>23972.6</text:p>
          </table:table-cell>
          <table:table-cell office:value-type="float" office:value="26979" calcext:value-type="float">
            <text:p>26979</text:p>
          </table:table-cell>
          <table:table-cell office:value-type="float" office:value="23852" calcext:value-type="float">
            <text:p>23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80.1" calcext:value-type="float">
            <text:p>26980.1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79.8" calcext:value-type="float">
            <text:p>26979.8</text:p>
          </table:table-cell>
          <table:table-cell office:value-type="float" office:value="23850.6" calcext:value-type="float">
            <text:p>2385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9" calcext:value-type="float">
            <text:p>64009.9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2.8" calcext:value-type="float">
            <text:p>23972.8</text:p>
          </table:table-cell>
          <table:table-cell office:value-type="float" office:value="26980.8" calcext:value-type="float">
            <text:p>26980.8</text:p>
          </table:table-cell>
          <table:table-cell office:value-type="float" office:value="23852.4" calcext:value-type="float">
            <text:p>23852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" calcext:value-type="float">
            <text:p>23973</text:p>
          </table:table-cell>
          <table:table-cell office:value-type="float" office:value="26978.2" calcext:value-type="float">
            <text:p>26978.2</text:p>
          </table:table-cell>
          <table:table-cell office:value-type="float" office:value="23850.9" calcext:value-type="float">
            <text:p>2385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8" calcext:value-type="float">
            <text:p>64008.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74.2" calcext:value-type="float">
            <text:p>26974.2</text:p>
          </table:table-cell>
          <table:table-cell office:value-type="float" office:value="23850" calcext:value-type="float">
            <text:p>23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6" calcext:value-type="float">
            <text:p>64011.6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3.7" calcext:value-type="float">
            <text:p>23973.7</text:p>
          </table:table-cell>
          <table:table-cell office:value-type="float" office:value="26977.4" calcext:value-type="float">
            <text:p>26977.4</text:p>
          </table:table-cell>
          <table:table-cell office:value-type="float" office:value="23854.7" calcext:value-type="float">
            <text:p>2385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4" calcext:value-type="float">
            <text:p>64008.4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" calcext:value-type="float">
            <text:p>23973</text:p>
          </table:table-cell>
          <table:table-cell office:value-type="float" office:value="26976.7" calcext:value-type="float">
            <text:p>26976.7</text:p>
          </table:table-cell>
          <table:table-cell office:value-type="float" office:value="23850.4" calcext:value-type="float">
            <text:p>2385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9" calcext:value-type="float">
            <text:p>64009.9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78.3" calcext:value-type="float">
            <text:p>26978.3</text:p>
          </table:table-cell>
          <table:table-cell office:value-type="float" office:value="23853" calcext:value-type="float">
            <text:p>2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5" calcext:value-type="float">
            <text:p>64008.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78.1" calcext:value-type="float">
            <text:p>26978.1</text:p>
          </table:table-cell>
          <table:table-cell office:value-type="float" office:value="23851.1" calcext:value-type="float">
            <text:p>2385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6" calcext:value-type="float">
            <text:p>64009.6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79.1" calcext:value-type="float">
            <text:p>26979.1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2.5" calcext:value-type="float">
            <text:p>23972.5</text:p>
          </table:table-cell>
          <table:table-cell office:value-type="float" office:value="26978.1" calcext:value-type="float">
            <text:p>26978.1</text:p>
          </table:table-cell>
          <table:table-cell office:value-type="float" office:value="23851.8" calcext:value-type="float">
            <text:p>2385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1" calcext:value-type="float">
            <text:p>64010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6" calcext:value-type="float">
            <text:p>23973.6</text:p>
          </table:table-cell>
          <table:table-cell office:value-type="float" office:value="26978.2" calcext:value-type="float">
            <text:p>26978.2</text:p>
          </table:table-cell>
          <table:table-cell office:value-type="float" office:value="23851.6" calcext:value-type="float">
            <text:p>2385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3" calcext:value-type="float">
            <text:p>64009.3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6974.3" calcext:value-type="float">
            <text:p>26974.3</text:p>
          </table:table-cell>
          <table:table-cell office:value-type="float" office:value="23850.3" calcext:value-type="float">
            <text:p>2385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2" calcext:value-type="float">
            <text:p>6401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9" calcext:value-type="float">
            <text:p>23973.9</text:p>
          </table:table-cell>
          <table:table-cell office:value-type="float" office:value="26976.5" calcext:value-type="float">
            <text:p>26976.5</text:p>
          </table:table-cell>
          <table:table-cell office:value-type="float" office:value="23855.3" calcext:value-type="float">
            <text:p>23855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2" calcext:value-type="float">
            <text:p>64009.2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74.6" calcext:value-type="float">
            <text:p>26974.6</text:p>
          </table:table-cell>
          <table:table-cell office:value-type="float" office:value="23850.8" calcext:value-type="float">
            <text:p>2385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5" calcext:value-type="float">
            <text:p>64010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23974.2" calcext:value-type="float">
            <text:p>23974.2</text:p>
          </table:table-cell>
          <table:table-cell office:value-type="float" office:value="26976.1" calcext:value-type="float">
            <text:p>26976.1</text:p>
          </table:table-cell>
          <table:table-cell office:value-type="float" office:value="23854" calcext:value-type="float">
            <text:p>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9.7" calcext:value-type="float">
            <text:p>64009.7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3973.3" calcext:value-type="float">
            <text:p>23973.3</text:p>
          </table:table-cell>
          <table:table-cell office:value-type="float" office:value="26975.7" calcext:value-type="float">
            <text:p>26975.7</text:p>
          </table:table-cell>
          <table:table-cell office:value-type="float" office:value="23851.4" calcext:value-type="float">
            <text:p>2385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9" calcext:value-type="float">
            <text:p>64010.9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77.3" calcext:value-type="float">
            <text:p>26977.3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0.2" calcext:value-type="float">
            <text:p>64010.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23973.2" calcext:value-type="float">
            <text:p>23973.2</text:p>
          </table:table-cell>
          <table:table-cell office:value-type="float" office:value="26979.1" calcext:value-type="float">
            <text:p>26979.1</text:p>
          </table:table-cell>
          <table:table-cell office:value-type="float" office:value="23852.2" calcext:value-type="float">
            <text:p>2385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08.9" calcext:value-type="float">
            <text:p>64008.9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23972.9" calcext:value-type="float">
            <text:p>23972.9</text:p>
          </table:table-cell>
          <table:table-cell office:value-type="float" office:value="26979.4" calcext:value-type="float">
            <text:p>26979.4</text:p>
          </table:table-cell>
          <table:table-cell office:value-type="float" office:value="23850.2" calcext:value-type="float">
            <text:p>2385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1.8" calcext:value-type="float">
            <text:p>64011.8</text:p>
          </table:table-cell>
          <table:table-cell office:value-type="float" office:value="0.5" calcext:value-type="float">
            <text:p>0.5</text:p>
          </table:table-cell>
          <table:table-cell office:value-type="float" office:value="5.3" calcext:value-type="float">
            <text:p>5.3</text:p>
          </table:table-cell>
          <table:table-cell office:value-type="float" office:value="23973.1" calcext:value-type="float">
            <text:p>23973.1</text:p>
          </table:table-cell>
          <table:table-cell office:value-type="float" office:value="26981.3" calcext:value-type="float">
            <text:p>26981.3</text:p>
          </table:table-cell>
          <table:table-cell office:value-type="float" office:value="23853.8" calcext:value-type="float">
            <text:p>2385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013" calcext:value-type="float">
            <text:p>64013</text:p>
          </table:table-cell>
          <table:table-cell office:value-type="float" office:value="0.6" calcext:value-type="float">
            <text:p>0.6</text:p>
          </table:table-cell>
          <table:table-cell office:value-type="float" office:value="5.8" calcext:value-type="float">
            <text:p>5.8</text:p>
          </table:table-cell>
          <table:table-cell office:value-type="float" office:value="23974.4" calcext:value-type="float">
            <text:p>23974.4</text:p>
          </table:table-cell>
          <table:table-cell office:value-type="float" office:value="26980.9" calcext:value-type="float">
            <text:p>26980.9</text:p>
          </table:table-cell>
          <table:table-cell office:value-type="float" office:value="23855.1" calcext:value-type="float">
            <text:p>23855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21:32:47.438839592</dc:date>
    <meta:editing-duration>PT6M2S</meta:editing-duration>
    <meta:editing-cycles>1</meta:editing-cycles>
    <meta:document-statistic meta:table-count="1" meta:cell-count="3211" meta:object-count="0"/>
    <meta:generator>LibreOffice/5.1.6.2$Linux_X86_64 LibreOffice_project/10m0$Build-2</meta:generator>
  </office:meta>
</office:document-meta>
</file>